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0.6201in"/>
    </style:style>
    <style:style style:name="co4" style:family="table-column">
      <style:table-column-properties fo:break-before="auto" style:column-width="0.64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29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800000"/>
    </style:style>
    <style:style style:name="ce4" style:family="table-cell" style:parent-style-name="Default">
      <style:table-cell-properties fo:border="0.06pt solid #000000"/>
      <style:text-properties fo:color="#800000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121">
      <style:table-cell-properties fo:border="0.06pt solid #000000"/>
    </style:style>
    <style:style style:name="ce11" style:family="table-cell" style:parent-style-name="Default" style:data-style-name="N121">
      <style:table-cell-properties fo:border="0.06pt solid #000000"/>
      <style:text-properties fo:color="#ff0000"/>
    </style:style>
    <style:style style:name="ce12" style:family="table-cell" style:parent-style-name="Default">
      <style:text-properties fo:color="#ff0000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</style:style>
    <style:style style:name="ce14" style:family="table-cell" style:parent-style-name="Default">
      <style:table-cell-properties fo:border="0.06pt solid #000000"/>
      <style:text-properties style:use-window-font-color="true"/>
    </style:style>
    <style:style style:name="ce15" style:family="table-cell" style:parent-style-name="Default" style:data-style-name="N121">
      <style:table-cell-properties fo:border="0.06pt solid #000000"/>
      <style:text-properties style:use-window-font-color="true"/>
    </style:style>
    <style:style style:name="ce16" style:family="table-cell" style:parent-style-name="Default" style:data-style-name="N11">
      <style:table-cell-properties fo:border="0.06pt solid #000000"/>
      <style:text-properties style:use-window-font-color="true"/>
    </style:style>
    <style:style style:name="ce17" style:family="table-cell" style:parent-style-name="Default" style:data-style-name="N11"/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color="#800000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11">
      <style:table-cell-properties fo:border="0.06pt solid #0000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/>
    </style:style>
    <style:style style:name="ce27" style:family="table-cell" style:parent-style-name="Default" style:data-style-name="N2">
      <style:table-cell-properties fo:border="0.06pt solid #000000"/>
      <style:text-properties style:use-window-font-color="true"/>
    </style:style>
    <style:style style:name="ce28" style:family="table-cell" style:parent-style-name="Default" style:data-style-name="N11">
      <style:table-cell-properties style:text-align-source="fix" style:repeat-content="false" fo:border="0.06pt solid #000000"/>
      <style:paragraph-properties fo:text-align="end"/>
      <style:text-properties style:use-window-font-color="true"/>
    </style:style>
    <style:style style:name="ce29" style:family="table-cell" style:parent-style-name="Default">
      <style:table-cell-properties style:text-align-source="fix" style:repeat-content="false"/>
      <style:paragraph-properties fo:text-align="end"/>
    </style:style>
    <style:style style:name="ce30" style:family="table-cell" style:parent-style-name="Default" style:data-style-name="N121">
      <style:table-cell-properties style:text-align-source="fix" style:repeat-content="false" fo:border="0.06pt solid #000000"/>
      <style:paragraph-properties fo:text-align="end"/>
      <style:text-properties style:use-window-font-color="true"/>
    </style:style>
    <style:style style:name="ce31" style:family="table-cell" style:parent-style-name="Default">
      <style:text-properties style:use-window-font-color="true"/>
    </style:style>
  </office:automatic-styles>
  <office:body>
    <office:spreadsheet>
      <table:table table:name="latency" table:style-name="ta1" table:print-ranges="latency.A1:latency.L27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ce14"/>
        <table:table-column table:style-name="co4" table:default-cell-style-name="ce16"/>
        <table:table-column table:style-name="co3" table:default-cell-style-name="ce4"/>
        <table:table-column table:style-name="co4" table:default-cell-style-name="ce16"/>
        <table:table-column table:style-name="co3" table:number-columns-repeated="2" table:default-cell-style-name="ce4"/>
        <table:table-column table:style-name="co3" table:default-cell-style-name="ce14"/>
        <table:table-column table:style-name="co4" table:default-cell-style-name="ce16"/>
        <table:table-column table:style-name="co5" table:number-columns-repeated="1012" table:default-cell-style-name="Default"/>
        <table:table-row table:style-name="ro1">
          <table:table-cell table:style-name="Default" table:number-columns-repeated="2"/>
          <table:table-cell table:style-name="ce7" office:value-type="string" table:number-columns-spanned="4" table:number-rows-spanned="1">
            <text:p>40k connections @10k req/s</text:p>
          </table:table-cell>
          <table:covered-table-cell table:number-columns-repeated="3" table:style-name="Default"/>
          <table:table-cell table:style-name="ce7" office:value-type="string" table:number-columns-spanned="6" table:number-rows-spanned="1">
            <text:p>20k connections @10k req/s</text:p>
          </table:table-cell>
          <table:covered-table-cell table:style-name="ce20"/>
          <table:covered-table-cell table:number-columns-repeated="4" table:style-name="Default"/>
          <table:table-cell table:number-columns-repeated="1012"/>
        </table:table-row>
        <table:table-row table:style-name="ro1">
          <table:table-cell table:style-name="ce1" office:value-type="string" table:number-columns-spanned="2" table:number-rows-spanned="1">
            <text:p>Erlang version</text:p>
          </table:table-cell>
          <table:covered-table-cell table:style-name="ce1"/>
          <table:table-cell table:style-name="ce8" office:value-type="string" table:number-columns-spanned="4" table:number-rows-spanned="1">
            <text:p>R15B02</text:p>
          </table:table-cell>
          <table:covered-table-cell table:number-columns-repeated="3" table:style-name="ce1"/>
          <table:table-cell table:style-name="ce8" office:value-type="string" table:number-columns-spanned="2" table:number-rows-spanned="1">
            <text:p>R15B01</text:p>
          </table:table-cell>
          <table:covered-table-cell table:style-name="ce1"/>
          <table:table-cell table:style-name="ce8" office:value-type="string" table:number-columns-spanned="4" table:number-rows-spanned="1">
            <text:p>R15B02</text:p>
          </table:table-cell>
          <table:covered-table-cell table:number-columns-repeated="3" table:style-name="ce1"/>
          <table:table-cell table:number-columns-repeated="1012"/>
        </table:table-row>
        <table:table-row table:style-name="ro1">
          <table:table-cell table:style-name="ce1" office:value-type="string" table:number-columns-spanned="2" table:number-rows-spanned="1">
            <text:p>CloudI version</text:p>
          </table:table-cell>
          <table:covered-table-cell table:style-name="ce1"/>
          <table:table-cell table:style-name="ce9" office:value-type="string" table:number-columns-spanned="4" table:number-rows-spanned="1">
            <text:p>1.1.0</text:p>
          </table:table-cell>
          <table:covered-table-cell table:number-columns-repeated="3" table:style-name="ce1"/>
          <table:table-cell table:style-name="ce9" office:value-type="string" table:number-columns-spanned="2" table:number-rows-spanned="1">
            <text:p>1.0.0</text:p>
          </table:table-cell>
          <table:covered-table-cell table:style-name="ce21"/>
          <table:table-cell table:style-name="ce9" office:value-type="string" table:number-columns-spanned="4" table:number-rows-spanned="1">
            <text:p>1.1.0</text:p>
          </table:table-cell>
          <table:covered-table-cell table:number-columns-repeated="3" table:style-name="ce1"/>
          <table:table-cell table:number-columns-repeated="1012"/>
        </table:table-row>
        <table:table-row table:style-name="ro1">
          <table:table-cell table:style-name="ce2" office:value-type="string" table:number-columns-spanned="2" table:number-rows-spanned="1">
            <text:p>HTTP server</text:p>
          </table:table-cell>
          <table:covered-table-cell table:style-name="ce6"/>
          <table:table-cell table:style-name="ce6" office:value-type="string">
            <text:p>misultin</text:p>
          </table:table-cell>
          <table:table-cell table:style-name="ce6" office:value-type="string">
            <text:p>cowboy</text:p>
          </table:table-cell>
          <table:table-cell table:style-name="ce13" office:value-type="string">
            <text:p>delta</text:p>
          </table:table-cell>
          <table:table-cell table:style-name="ce6" office:value-type="string">
            <text:p>improved</text:p>
          </table:table-cell>
          <table:table-cell table:style-name="ce6" office:value-type="string">
            <text:p>misultin</text:p>
          </table:table-cell>
          <table:table-cell table:style-name="ce6" office:value-type="string">
            <text:p>change</text:p>
          </table:table-cell>
          <table:table-cell table:style-name="ce6" office:value-type="string">
            <text:p>misultin</text:p>
          </table:table-cell>
          <table:table-cell table:style-name="ce6" office:value-type="string">
            <text:p>cowboy</text:p>
          </table:table-cell>
          <table:table-cell table:style-name="ce13" office:value-type="string">
            <text:p>delta</text:p>
          </table:table-cell>
          <table:table-cell table:style-name="ce6" office:value-type="string">
            <text:p>improved</text:p>
          </table:table-cell>
          <table:table-cell table:style-name="ce25" table:number-columns-repeated="1012"/>
        </table:table-row>
        <table:table-row table:style-name="ro1">
          <table:table-cell table:style-name="ce3" office:value-type="string" table:number-columns-spanned="1" table:number-rows-spanned="6">
            <text:p>latency mean max (msec) *</text:p>
          </table:table-cell>
          <table:table-cell office:value-type="string">
            <text:p>erlang</text:p>
          </table:table-cell>
          <table:table-cell office:value-type="float" office:value="180">
            <text:p>180</text:p>
          </table:table-cell>
          <table:table-cell office:value-type="float" office:value="19">
            <text:p>19</text:p>
          </table:table-cell>
          <table:table-cell table:formula="of:=[.C5]-[.D5]" office:value-type="float" office:value="161">
            <text:p>161</text:p>
          </table:table-cell>
          <table:table-cell table:formula="of:=[.C5]/[.D5]-1" office:value-type="percentage" office:value="8.47368421052632">
            <text:p>847.37%</text:p>
          </table:table-cell>
          <table:table-cell office:value-type="float" office:value="210">
            <text:p>210</text:p>
          </table:table-cell>
          <table:table-cell table:formula="of:=([.I5]-[.G5])/[.I5]" office:value-type="percentage" office:value="-0.024390243902439">
            <text:p>-2.44%</text:p>
          </table:table-cell>
          <table:table-cell office:value-type="float" office:value="205">
            <text:p>205</text:p>
          </table:table-cell>
          <table:table-cell office:value-type="float" office:value="41">
            <text:p>41</text:p>
          </table:table-cell>
          <table:table-cell table:formula="of:=[.I5]-[.J5]" office:value-type="float" office:value="164">
            <text:p>164</text:p>
          </table:table-cell>
          <table:table-cell table:formula="of:=[.I5]/[.J5]-1" office:value-type="percentage" office:value="4">
            <text:p>400.00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</text:p>
          </table:table-cell>
          <table:table-cell office:value-type="float" office:value="475">
            <text:p>475</text:p>
          </table:table-cell>
          <table:table-cell office:value-type="float" office:value="395">
            <text:p>395</text:p>
          </table:table-cell>
          <table:table-cell table:formula="of:=[.C6]-[.D6]" office:value-type="float" office:value="80">
            <text:p>80</text:p>
          </table:table-cell>
          <table:table-cell table:formula="of:=[.C6]/[.D6]-1" office:value-type="percentage" office:value="0.20253164556962">
            <text:p>20.25%</text:p>
          </table:table-cell>
          <table:table-cell office:value-type="float" office:value="38">
            <text:p>38</text:p>
          </table:table-cell>
          <table:table-cell table:formula="of:=([.I6]-[.G6])/[.I6]" office:value-type="percentage" office:value="0.136363636363636">
            <text:p>13.64%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table:formula="of:=[.I6]-[.J6]" office:value-type="float" office:value="10">
            <text:p>10</text:p>
          </table:table-cell>
          <table:table-cell table:formula="of:=[.I6]/[.J6]-1" office:value-type="percentage" office:value="0.294117647058824">
            <text:p>29.41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java</text:p>
          </table:table-cell>
          <table:table-cell office:value-type="float" office:value="1190">
            <text:p>1190</text:p>
          </table:table-cell>
          <table:table-cell office:value-type="float" office:value="1000">
            <text:p>1000</text:p>
          </table:table-cell>
          <table:table-cell table:formula="of:=[.C7]-[.D7]" office:value-type="float" office:value="190">
            <text:p>190</text:p>
          </table:table-cell>
          <table:table-cell table:formula="of:=[.C7]/[.D7]-1" office:value-type="percentage" office:value="0.19">
            <text:p>19.00%</text:p>
          </table:table-cell>
          <table:table-cell office:value-type="float" office:value="235">
            <text:p>235</text:p>
          </table:table-cell>
          <table:table-cell table:formula="of:=([.I7]-[.G7])/[.I7]" office:value-type="percentage" office:value="0.324712643678161">
            <text:p>32.47%</text:p>
          </table:table-cell>
          <table:table-cell office:value-type="float" office:value="348">
            <text:p>348</text:p>
          </table:table-cell>
          <table:table-cell office:value-type="float" office:value="335">
            <text:p>335</text:p>
          </table:table-cell>
          <table:table-cell table:formula="of:=[.I7]-[.J7]" office:value-type="float" office:value="13">
            <text:p>13</text:p>
          </table:table-cell>
          <table:table-cell table:formula="of:=[.I7]/[.J7]-1" office:value-type="percentage" office:value="0.0388059701492538">
            <text:p>3.88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python_c</text:p>
          </table:table-cell>
          <table:table-cell office:value-type="float" office:value="1590">
            <text:p>1590</text:p>
          </table:table-cell>
          <table:table-cell office:value-type="float" office:value="1550">
            <text:p>1550</text:p>
          </table:table-cell>
          <table:table-cell table:formula="of:=[.C8]-[.D8]" office:value-type="float" office:value="40">
            <text:p>40</text:p>
          </table:table-cell>
          <table:table-cell table:formula="of:=[.C8]/[.D8]-1" office:value-type="percentage" office:value="0.0258064516129033">
            <text:p>2.58%</text:p>
          </table:table-cell>
          <table:table-cell table:style-name="ce18" office:value-type="string">
            <text:p>n/a</text:p>
          </table:table-cell>
          <table:table-cell table:style-name="ce22" office:value-type="string">
            <text:p>n/a</text:p>
          </table:table-cell>
          <table:table-cell office:value-type="float" office:value="620">
            <text:p>620</text:p>
          </table:table-cell>
          <table:table-cell office:value-type="float" office:value="610">
            <text:p>610</text:p>
          </table:table-cell>
          <table:table-cell table:formula="of:=[.I8]-[.J8]" office:value-type="float" office:value="10">
            <text:p>10</text:p>
          </table:table-cell>
          <table:table-cell table:formula="of:=[.I8]/[.J8]-1" office:value-type="percentage" office:value="0.0163934426229508">
            <text:p>1.64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python</text:p>
          </table:table-cell>
          <table:table-cell office:value-type="float" office:value="7950">
            <text:p>7950</text:p>
          </table:table-cell>
          <table:table-cell office:value-type="float" office:value="7500">
            <text:p>7500</text:p>
          </table:table-cell>
          <table:table-cell table:formula="of:=[.C9]-[.D9]" office:value-type="float" office:value="450">
            <text:p>450</text:p>
          </table:table-cell>
          <table:table-cell table:formula="of:=[.C9]/[.D9]-1" office:value-type="percentage" office:value="0.0600000000000001">
            <text:p>6.00%</text:p>
          </table:table-cell>
          <table:table-cell office:value-type="float" office:value="3100">
            <text:p>3100</text:p>
          </table:table-cell>
          <table:table-cell table:formula="of:=([.I9]-[.G9])/[.I9]" office:value-type="percentage" office:value="0.162162162162162">
            <text:p>16.22%</text:p>
          </table:table-cell>
          <table:table-cell office:value-type="float" office:value="3700">
            <text:p>3700</text:p>
          </table:table-cell>
          <table:table-cell office:value-type="float" office:value="3400">
            <text:p>3400</text:p>
          </table:table-cell>
          <table:table-cell table:formula="of:=[.I9]-[.J9]" office:value-type="float" office:value="300">
            <text:p>300</text:p>
          </table:table-cell>
          <table:table-cell table:formula="of:=[.I9]/[.J9]-1" office:value-type="percentage" office:value="0.088235294117647">
            <text:p>8.82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ruby</text:p>
          </table:table-cell>
          <table:table-cell office:value-type="float" office:value="8950">
            <text:p>8950</text:p>
          </table:table-cell>
          <table:table-cell office:value-type="float" office:value="8000">
            <text:p>8000</text:p>
          </table:table-cell>
          <table:table-cell table:formula="of:=[.C10]-[.D10]" office:value-type="float" office:value="950">
            <text:p>950</text:p>
          </table:table-cell>
          <table:table-cell table:formula="of:=[.C10]/[.D10]-1" office:value-type="percentage" office:value="0.11875">
            <text:p>11.88%</text:p>
          </table:table-cell>
          <table:table-cell office:value-type="float" office:value="3400">
            <text:p>3400</text:p>
          </table:table-cell>
          <table:table-cell table:formula="of:=([.I10]-[.G10])/[.I10]" office:value-type="percentage" office:value="0.165644171779141">
            <text:p>16.56%</text:p>
          </table:table-cell>
          <table:table-cell office:value-type="float" office:value="4075">
            <text:p>4075</text:p>
          </table:table-cell>
          <table:table-cell office:value-type="float" office:value="3600">
            <text:p>3600</text:p>
          </table:table-cell>
          <table:table-cell table:formula="of:=[.I10]-[.J10]" office:value-type="float" office:value="475">
            <text:p>475</text:p>
          </table:table-cell>
          <table:table-cell table:formula="of:=[.I10]/[.J10]-1" office:value-type="percentage" office:value="0.131944444444444">
            <text:p>13.19%</text:p>
          </table:table-cell>
          <table:table-cell table:number-columns-repeated="1012"/>
        </table:table-row>
        <table:table-row table:style-name="ro1">
          <table:table-cell table:style-name="ce3" office:value-type="string" table:number-columns-spanned="1" table:number-rows-spanned="6">
            <text:p>latency max sample (msec) *</text:p>
          </table:table-cell>
          <table:table-cell office:value-type="string">
            <text:p>erlang</text:p>
          </table:table-cell>
          <table:table-cell office:value-type="float" office:value="650">
            <text:p>650</text:p>
          </table:table-cell>
          <table:table-cell office:value-type="float" office:value="115">
            <text:p>115</text:p>
          </table:table-cell>
          <table:table-cell table:formula="of:=[.C11]-[.D11]" office:value-type="float" office:value="535">
            <text:p>535</text:p>
          </table:table-cell>
          <table:table-cell table:formula="of:=[.C11]/[.D11]-1" office:value-type="percentage" office:value="4.65217391304348">
            <text:p>465.22%</text:p>
          </table:table-cell>
          <table:table-cell office:value-type="float" office:value="800">
            <text:p>800</text:p>
          </table:table-cell>
          <table:table-cell table:formula="of:=([.I11]-[.G11])/[.I11]" office:value-type="percentage" office:value="0.148936170212766">
            <text:p>14.89%</text:p>
          </table:table-cell>
          <table:table-cell office:value-type="float" office:value="940">
            <text:p>940</text:p>
          </table:table-cell>
          <table:table-cell office:value-type="float" office:value="315">
            <text:p>315</text:p>
          </table:table-cell>
          <table:table-cell table:formula="of:=[.I11]-[.J11]" office:value-type="float" office:value="625">
            <text:p>625</text:p>
          </table:table-cell>
          <table:table-cell table:formula="of:=[.I11]/[.J11]-1" office:value-type="percentage" office:value="1.98412698412698">
            <text:p>198.41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</text:p>
          </table:table-cell>
          <table:table-cell office:value-type="float" office:value="600">
            <text:p>600</text:p>
          </table:table-cell>
          <table:table-cell office:value-type="float" office:value="415">
            <text:p>415</text:p>
          </table:table-cell>
          <table:table-cell table:formula="of:=[.C12]-[.D12]" office:value-type="float" office:value="185">
            <text:p>185</text:p>
          </table:table-cell>
          <table:table-cell table:formula="of:=[.C12]/[.D12]-1" office:value-type="percentage" office:value="0.44578313253012">
            <text:p>44.58%</text:p>
          </table:table-cell>
          <table:table-cell office:value-type="float" office:value="138">
            <text:p>138</text:p>
          </table:table-cell>
          <table:table-cell table:formula="of:=([.I12]-[.G12])/[.I12]" office:value-type="percentage" office:value="0.1375">
            <text:p>13.75%</text:p>
          </table:table-cell>
          <table:table-cell office:value-type="float" office:value="160">
            <text:p>160</text:p>
          </table:table-cell>
          <table:table-cell office:value-type="float" office:value="187">
            <text:p>187</text:p>
          </table:table-cell>
          <table:table-cell table:formula="of:=[.I12]-[.J12]" office:value-type="float" office:value="-27">
            <text:p>-27</text:p>
          </table:table-cell>
          <table:table-cell table:formula="of:=[.I12]/[.J12]-1" office:value-type="percentage" office:value="-0.144385026737968">
            <text:p>-14.44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java</text:p>
          </table:table-cell>
          <table:table-cell office:value-type="float" office:value="1280">
            <text:p>1280</text:p>
          </table:table-cell>
          <table:table-cell office:value-type="float" office:value="1130">
            <text:p>1130</text:p>
          </table:table-cell>
          <table:table-cell table:formula="of:=[.C13]-[.D13]" office:value-type="float" office:value="150">
            <text:p>150</text:p>
          </table:table-cell>
          <table:table-cell table:formula="of:=[.C13]/[.D13]-1" office:value-type="percentage" office:value="0.132743362831858">
            <text:p>13.27%</text:p>
          </table:table-cell>
          <table:table-cell office:value-type="float" office:value="320">
            <text:p>320</text:p>
          </table:table-cell>
          <table:table-cell table:formula="of:=([.I13]-[.G13])/[.I13]" office:value-type="percentage" office:value="0.272727272727273">
            <text:p>27.27%</text:p>
          </table:table-cell>
          <table:table-cell office:value-type="float" office:value="440">
            <text:p>440</text:p>
          </table:table-cell>
          <table:table-cell office:value-type="float" office:value="480">
            <text:p>480</text:p>
          </table:table-cell>
          <table:table-cell table:formula="of:=[.I13]-[.J13]" office:value-type="float" office:value="-40">
            <text:p>-40</text:p>
          </table:table-cell>
          <table:table-cell table:formula="of:=[.I13]/[.J13]-1" office:value-type="percentage" office:value="-0.0833333333333334">
            <text:p>-8.33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python_c</text:p>
          </table:table-cell>
          <table:table-cell office:value-type="float" office:value="1725">
            <text:p>1725</text:p>
          </table:table-cell>
          <table:table-cell office:value-type="float" office:value="1715">
            <text:p>1715</text:p>
          </table:table-cell>
          <table:table-cell table:formula="of:=[.C14]-[.D14]" office:value-type="float" office:value="10">
            <text:p>10</text:p>
          </table:table-cell>
          <table:table-cell table:formula="of:=[.C14]/[.D14]-1" office:value-type="percentage" office:value="0.00583090379008744">
            <text:p>0.58%</text:p>
          </table:table-cell>
          <table:table-cell table:style-name="ce18" office:value-type="string">
            <text:p>n/a</text:p>
          </table:table-cell>
          <table:table-cell table:style-name="ce22" office:value-type="string">
            <text:p>n/a</text:p>
          </table:table-cell>
          <table:table-cell office:value-type="float" office:value="700">
            <text:p>700</text:p>
          </table:table-cell>
          <table:table-cell office:value-type="float" office:value="780">
            <text:p>780</text:p>
          </table:table-cell>
          <table:table-cell table:formula="of:=[.I14]-[.J14]" office:value-type="float" office:value="-80">
            <text:p>-80</text:p>
          </table:table-cell>
          <table:table-cell table:formula="of:=[.I14]/[.J14]-1" office:value-type="percentage" office:value="-0.102564102564103">
            <text:p>-10.26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python</text:p>
          </table:table-cell>
          <table:table-cell office:value-type="float" office:value="7950">
            <text:p>7950</text:p>
          </table:table-cell>
          <table:table-cell office:value-type="float" office:value="7525">
            <text:p>7525</text:p>
          </table:table-cell>
          <table:table-cell table:formula="of:=[.C15]-[.D15]" office:value-type="float" office:value="425">
            <text:p>425</text:p>
          </table:table-cell>
          <table:table-cell table:formula="of:=[.C15]/[.D15]-1" office:value-type="percentage" office:value="0.0564784053156147">
            <text:p>5.65%</text:p>
          </table:table-cell>
          <table:table-cell office:value-type="float" office:value="3200">
            <text:p>3200</text:p>
          </table:table-cell>
          <table:table-cell table:formula="of:=([.I15]-[.G15])/[.I15]" office:value-type="percentage" office:value="0.168831168831169">
            <text:p>16.88%</text:p>
          </table:table-cell>
          <table:table-cell office:value-type="float" office:value="3850">
            <text:p>3850</text:p>
          </table:table-cell>
          <table:table-cell office:value-type="float" office:value="3510">
            <text:p>3510</text:p>
          </table:table-cell>
          <table:table-cell table:formula="of:=[.I15]-[.J15]" office:value-type="float" office:value="340">
            <text:p>340</text:p>
          </table:table-cell>
          <table:table-cell table:formula="of:=[.I15]/[.J15]-1" office:value-type="percentage" office:value="0.0968660968660968">
            <text:p>9.69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ruby</text:p>
          </table:table-cell>
          <table:table-cell office:value-type="float" office:value="8950">
            <text:p>8950</text:p>
          </table:table-cell>
          <table:table-cell office:value-type="float" office:value="8050">
            <text:p>8050</text:p>
          </table:table-cell>
          <table:table-cell table:formula="of:=[.C16]-[.D16]" office:value-type="float" office:value="900">
            <text:p>900</text:p>
          </table:table-cell>
          <table:table-cell table:formula="of:=[.C16]/[.D16]-1" office:value-type="percentage" office:value="0.111801242236025">
            <text:p>11.18%</text:p>
          </table:table-cell>
          <table:table-cell office:value-type="float" office:value="3475">
            <text:p>3475</text:p>
          </table:table-cell>
          <table:table-cell table:formula="of:=([.I16]-[.G16])/[.I16]" office:value-type="percentage" office:value="0.201149425287356">
            <text:p>20.11%</text:p>
          </table:table-cell>
          <table:table-cell office:value-type="float" office:value="4350">
            <text:p>4350</text:p>
          </table:table-cell>
          <table:table-cell office:value-type="float" office:value="3700">
            <text:p>3700</text:p>
          </table:table-cell>
          <table:table-cell table:formula="of:=[.I16]-[.J16]" office:value-type="float" office:value="650">
            <text:p>650</text:p>
          </table:table-cell>
          <table:table-cell table:formula="of:=[.I16]/[.J16]-1" office:value-type="percentage" office:value="0.175675675675676">
            <text:p>17.57%</text:p>
          </table:table-cell>
          <table:table-cell table:number-columns-repeated="1012"/>
        </table:table-row>
        <table:table-row table:style-name="ro1">
          <table:table-cell table:style-name="ce5" office:value-type="string" table:number-columns-spanned="1" table:number-rows-spanned="6">
            <text:p>peak throughput sustained (req/s)</text:p>
            <text:p>(red * if not sustained)</text:p>
          </table:table-cell>
          <table:table-cell table:style-name="ce1" office:value-type="string">
            <text:p>erlang</text:p>
          </table:table-cell>
          <table:table-cell table:style-name="ce10" office:value-type="float" office:value="10626.9">
            <text:p>10626.9</text:p>
          </table:table-cell>
          <table:table-cell table:style-name="ce10" office:value-type="float" office:value="10630.2">
            <text:p>10630.2</text:p>
          </table:table-cell>
          <table:table-cell table:style-name="ce15" table:formula="of:=[.D17]-[.C17]" office:value-type="float" office:value="3.30000000000109">
            <text:p>3.3</text:p>
          </table:table-cell>
          <table:table-cell table:formula="of:=[.D17]/[.C17]-1" office:value-type="percentage" office:value="0.000310532704739908">
            <text:p>0.03%</text:p>
          </table:table-cell>
          <table:table-cell table:style-name="ce10" office:value-type="float" office:value="9633.7">
            <text:p>9633.7</text:p>
          </table:table-cell>
          <table:table-cell table:formula="of:=([.I17]-[.G17])/[.I17]" office:value-type="percentage" office:value="0.0107309359019121">
            <text:p>1.07%</text:p>
          </table:table-cell>
          <table:table-cell table:style-name="ce10" office:value-type="float" office:value="9738.2">
            <text:p>9738.2</text:p>
          </table:table-cell>
          <table:table-cell table:style-name="ce10" office:value-type="float" office:value="9863.7">
            <text:p>9863.7</text:p>
          </table:table-cell>
          <table:table-cell table:style-name="ce15" table:formula="of:=[.J17]-[.I17]" office:value-type="float" office:value="125.5">
            <text:p>125.5</text:p>
          </table:table-cell>
          <table:table-cell table:formula="of:=[.J17]/[.I17]-1" office:value-type="percentage" office:value="0.0128873919204782">
            <text:p>1.29%</text:p>
          </table:table-cell>
          <table:table-cell table:number-columns-repeated="1012"/>
        </table:table-row>
        <table:table-row table:style-name="ro1">
          <table:covered-table-cell table:style-name="ce1"/>
          <table:table-cell table:style-name="ce1" office:value-type="string">
            <text:p>c</text:p>
          </table:table-cell>
          <table:table-cell table:style-name="ce10" office:value-type="float" office:value="9917.1">
            <text:p>9917.1</text:p>
          </table:table-cell>
          <table:table-cell table:style-name="ce10" office:value-type="float" office:value="10338.4">
            <text:p>10338.4</text:p>
          </table:table-cell>
          <table:table-cell table:style-name="ce15" table:formula="of:=[.D18]-[.C18]" office:value-type="float" office:value="421.299999999999">
            <text:p>421.3</text:p>
          </table:table-cell>
          <table:table-cell table:formula="of:=[.D18]/[.C18]-1" office:value-type="percentage" office:value="0.0424821772493975">
            <text:p>4.25%</text:p>
          </table:table-cell>
          <table:table-cell table:style-name="ce10" office:value-type="float" office:value="10172.5">
            <text:p>10172.5</text:p>
          </table:table-cell>
          <table:table-cell table:formula="of:=([.I18]-[.G18])/[.I18]" office:value-type="percentage" office:value="-0.00159506907042926">
            <text:p>-0.16%</text:p>
          </table:table-cell>
          <table:table-cell table:style-name="ce10" office:value-type="float" office:value="10156.3">
            <text:p>10156.3</text:p>
          </table:table-cell>
          <table:table-cell table:style-name="ce10" office:value-type="float" office:value="10080.8">
            <text:p>10080.8</text:p>
          </table:table-cell>
          <table:table-cell table:style-name="ce15" table:formula="of:=[.J18]-[.I18]" office:value-type="float" office:value="-75.5">
            <text:p>-75.5</text:p>
          </table:table-cell>
          <table:table-cell table:formula="of:=[.J18]/[.I18]-1" office:value-type="percentage" office:value="-0.00743380955662987">
            <text:p>-0.74%</text:p>
          </table:table-cell>
          <table:table-cell table:number-columns-repeated="1012"/>
        </table:table-row>
        <table:table-row table:style-name="ro1">
          <table:covered-table-cell table:style-name="ce1"/>
          <table:table-cell table:style-name="ce1" office:value-type="string">
            <text:p>java</text:p>
          </table:table-cell>
          <table:table-cell table:style-name="ce10" office:value-type="float" office:value="8809.7">
            <text:p>8809.7</text:p>
          </table:table-cell>
          <table:table-cell table:style-name="ce10" office:value-type="float" office:value="9106.6">
            <text:p>9106.6</text:p>
          </table:table-cell>
          <table:table-cell table:style-name="ce10" table:formula="of:=[.D19]-[.C19]" office:value-type="float" office:value="296.9">
            <text:p>296.9</text:p>
          </table:table-cell>
          <table:table-cell table:formula="of:=[.D19]/[.C19]-1" office:value-type="percentage" office:value="0.0337014881323994">
            <text:p>3.37%</text:p>
          </table:table-cell>
          <table:table-cell table:style-name="ce10" office:value-type="float" office:value="10060.1">
            <text:p>10060.1</text:p>
          </table:table-cell>
          <table:table-cell table:formula="of:=([.I19]-[.G19])/[.I19]" office:value-type="percentage" office:value="-0.099152153486441">
            <text:p>-9.92%</text:p>
          </table:table-cell>
          <table:table-cell table:style-name="ce10" office:value-type="float" office:value="9152.6">
            <text:p>9152.6</text:p>
          </table:table-cell>
          <table:table-cell table:style-name="ce10" office:value-type="float" office:value="9184.5">
            <text:p>9184.5</text:p>
          </table:table-cell>
          <table:table-cell table:style-name="ce10" table:formula="of:=[.J19]-[.I19]" office:value-type="float" office:value="31.8999999999996">
            <text:p>31.9</text:p>
          </table:table-cell>
          <table:table-cell table:formula="of:=[.J19]/[.I19]-1" office:value-type="percentage" office:value="0.0034853484255839">
            <text:p>0.35%</text:p>
          </table:table-cell>
          <table:table-cell table:number-columns-repeated="1012"/>
        </table:table-row>
        <table:table-row table:style-name="ro1">
          <table:covered-table-cell table:style-name="ce1"/>
          <table:table-cell table:style-name="ce1" office:value-type="string">
            <text:p>python_c</text:p>
          </table:table-cell>
          <table:table-cell table:style-name="ce10" office:value-type="float" office:value="8323">
            <text:p>8323.0</text:p>
          </table:table-cell>
          <table:table-cell table:style-name="ce10" office:value-type="float" office:value="8307.3">
            <text:p>8307.3</text:p>
          </table:table-cell>
          <table:table-cell table:style-name="ce10" table:formula="of:=[.D20]-[.C20]" office:value-type="float" office:value="-15.7000000000007">
            <text:p>-15.7</text:p>
          </table:table-cell>
          <table:table-cell table:formula="of:=[.D20]/[.C20]-1" office:value-type="percentage" office:value="-0.00188633906043501">
            <text:p>-0.19%</text:p>
          </table:table-cell>
          <table:table-cell table:style-name="ce19" office:value-type="string">
            <text:p>n/a</text:p>
          </table:table-cell>
          <table:table-cell table:style-name="ce22" office:value-type="string">
            <text:p>n/a</text:p>
          </table:table-cell>
          <table:table-cell table:style-name="ce10" office:value-type="float" office:value="8500.8">
            <text:p>8500.8</text:p>
          </table:table-cell>
          <table:table-cell table:style-name="ce10" office:value-type="float" office:value="8450.7">
            <text:p>8450.7</text:p>
          </table:table-cell>
          <table:table-cell table:style-name="ce10" table:formula="of:=[.J20]-[.I20]" office:value-type="float" office:value="-50.0999999999985">
            <text:p>-50.1</text:p>
          </table:table-cell>
          <table:table-cell table:formula="of:=[.J20]/[.I20]-1" office:value-type="percentage" office:value="-0.00589356295878019">
            <text:p>-0.59%</text:p>
          </table:table-cell>
          <table:table-cell table:number-columns-repeated="1012"/>
        </table:table-row>
        <table:table-row table:style-name="ro1">
          <table:covered-table-cell table:style-name="ce1"/>
          <table:table-cell table:style-name="ce1" office:value-type="string">
            <text:p>python</text:p>
          </table:table-cell>
          <table:table-cell table:style-name="ce10" office:value-type="float" office:value="3862.3">
            <text:p>3862.3</text:p>
          </table:table-cell>
          <table:table-cell table:style-name="ce11" office:value-type="float" office:value="5400">
            <text:p>5400.0</text:p>
          </table:table-cell>
          <table:table-cell table:style-name="ce10" table:formula="of:=[.D21]-[.C21]" office:value-type="float" office:value="1537.7">
            <text:p>1537.7</text:p>
          </table:table-cell>
          <table:table-cell table:formula="of:=[.D21]/[.C21]-1" office:value-type="percentage" office:value="0.39813064754162">
            <text:p>39.81%</text:p>
          </table:table-cell>
          <table:table-cell table:style-name="ce10" office:value-type="float" office:value="4423.2">
            <text:p>4423.2</text:p>
          </table:table-cell>
          <table:table-cell table:formula="of:=([.I21]-[.G21])/[.I21]" office:value-type="percentage" office:value="-0.109906654622102">
            <text:p>-10.99%</text:p>
          </table:table-cell>
          <table:table-cell table:style-name="ce10" office:value-type="float" office:value="3985.2">
            <text:p>3985.2</text:p>
          </table:table-cell>
          <table:table-cell table:style-name="ce10" office:value-type="float" office:value="4227.5">
            <text:p>4227.5</text:p>
          </table:table-cell>
          <table:table-cell table:style-name="ce10" table:formula="of:=[.J21]-[.I21]" office:value-type="float" office:value="242.3">
            <text:p>242.3</text:p>
          </table:table-cell>
          <table:table-cell table:formula="of:=[.J21]/[.I21]-1" office:value-type="percentage" office:value="0.0607999598514504">
            <text:p>6.08%</text:p>
          </table:table-cell>
          <table:table-cell table:number-columns-repeated="1012"/>
        </table:table-row>
        <table:table-row table:style-name="ro1">
          <table:covered-table-cell table:style-name="ce1"/>
          <table:table-cell table:style-name="ce1" office:value-type="string">
            <text:p>ruby</text:p>
          </table:table-cell>
          <table:table-cell table:style-name="ce10" office:value-type="float" office:value="3535.6">
            <text:p>3535.6</text:p>
          </table:table-cell>
          <table:table-cell table:style-name="ce11" office:value-type="float" office:value="3900">
            <text:p>3900.0</text:p>
          </table:table-cell>
          <table:table-cell table:style-name="ce10" table:formula="of:=[.D22]-[.C22]" office:value-type="float" office:value="364.4">
            <text:p>364.4</text:p>
          </table:table-cell>
          <table:table-cell table:formula="of:=[.D22]/[.C22]-1" office:value-type="percentage" office:value="0.103065957687521">
            <text:p>10.31%</text:p>
          </table:table-cell>
          <table:table-cell table:style-name="ce10" office:value-type="float" office:value="4098">
            <text:p>4098.0</text:p>
          </table:table-cell>
          <table:table-cell table:formula="of:=([.I22]-[.G22])/[.I22]" office:value-type="percentage" office:value="-0.134614319729775">
            <text:p>-13.46%</text:p>
          </table:table-cell>
          <table:table-cell table:style-name="ce10" office:value-type="float" office:value="3611.8">
            <text:p>3611.8</text:p>
          </table:table-cell>
          <table:table-cell table:style-name="ce11" office:value-type="float" office:value="4000">
            <text:p>4000.0</text:p>
          </table:table-cell>
          <table:table-cell table:style-name="ce10" table:formula="of:=[.J22]-[.I22]" office:value-type="float" office:value="388.2">
            <text:p>388.2</text:p>
          </table:table-cell>
          <table:table-cell table:formula="of:=[.J22]/[.I22]-1" office:value-type="percentage" office:value="0.107481034387286">
            <text:p>10.75%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table:style-name="ce12"/>
          <table:table-cell table:style-name="Default"/>
          <table:table-cell table:style-name="ce17"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string">
            <text:p>* all red data was estimated from the tsung graphs</text:p>
          </table:table-cell>
          <table:table-cell table:style-name="Default" table:number-columns-repeated="7"/>
          <table:table-cell table:style-name="ce23" office:value-type="string" table:number-columns-spanned="4" table:number-rows-spanned="1">
            <text:p>python_c speedup w/cowboy</text:p>
          </table:table-cell>
          <table:covered-table-cell table:number-columns-repeated="3" table:style-name="Default"/>
          <table:table-cell table:number-columns-repeated="1012"/>
        </table:table-row>
        <table:table-row table:style-name="ro1">
          <table:table-cell table:style-name="Default" table:number-columns-repeated="10"/>
          <table:table-cell table:style-name="ce1" office:value-type="string">
            <text:p>40k</text:p>
          </table:table-cell>
          <table:table-cell table:style-name="ce1" office:value-type="string">
            <text:p>20k</text:p>
          </table:table-cell>
          <table:table-cell table:number-columns-repeated="1012"/>
        </table:table-row>
        <table:table-row table:style-name="ro1">
          <table:table-cell table:style-name="Default" table:number-columns-repeated="9"/>
          <table:table-cell table:style-name="ce1" office:value-type="string">
            <text:p>mean</text:p>
          </table:table-cell>
          <table:table-cell table:style-name="ce24" table:formula="of:=[.$D$9]/[.$D$8]" office:value-type="percentage" office:value="4.83870967741936">
            <text:p>483.87%</text:p>
          </table:table-cell>
          <table:table-cell table:style-name="ce24" table:formula="of:=[.$J$9]/[.$J$8]" office:value-type="percentage" office:value="5.57377049180328">
            <text:p>557.38%</text:p>
          </table:table-cell>
          <table:table-cell table:number-columns-repeated="1012"/>
        </table:table-row>
        <table:table-row table:style-name="ro1">
          <table:table-cell table:style-name="Default" table:number-columns-repeated="9"/>
          <table:table-cell table:style-name="ce1" office:value-type="string">
            <text:p>max</text:p>
          </table:table-cell>
          <table:table-cell table:style-name="ce24" table:formula="of:=[.$D$15]/[.$D$14]" office:value-type="percentage" office:value="4.38775510204082">
            <text:p>438.78%</text:p>
          </table:table-cell>
          <table:table-cell table:style-name="ce24" table:formula="of:=[.$J$15]/[.$J$14]" office:value-type="percentage" office:value="4.5">
            <text:p>450.00%</text:p>
          </table:table-cell>
          <table:table-cell table:number-columns-repeated="1012"/>
        </table:table-row>
      </table:table>
      <table:table table:name="cpu+memory" table:style-name="ta1" table:print-ranges="'cpu+memory'.A1:'cpu+memory'.L22">
        <table:table-column table:style-name="co1" table:default-cell-style-name="ce14"/>
        <table:table-column table:style-name="co6" table:default-cell-style-name="ce14"/>
        <table:table-column table:style-name="co6" table:number-columns-repeated="2" table:default-cell-style-name="ce16"/>
        <table:table-column table:style-name="co6" table:default-cell-style-name="ce14"/>
        <table:table-column table:style-name="co6" table:default-cell-style-name="ce16"/>
        <table:table-column table:style-name="co6" table:default-cell-style-name="ce19"/>
        <table:table-column table:style-name="co6" table:number-columns-repeated="3" table:default-cell-style-name="ce16"/>
        <table:table-column table:style-name="co6" table:default-cell-style-name="ce14"/>
        <table:table-column table:style-name="co6" table:default-cell-style-name="ce16"/>
        <table:table-column table:style-name="co5" table:number-columns-repeated="1012" table:default-cell-style-name="ce31"/>
        <table:table-row table:style-name="ro1">
          <table:table-cell table:style-name="Default" table:number-columns-repeated="2"/>
          <table:table-cell table:style-name="ce7" office:value-type="string" table:number-columns-spanned="4" table:number-rows-spanned="1">
            <text:p>40k connections @10k req/s</text:p>
          </table:table-cell>
          <table:covered-table-cell table:number-columns-repeated="3" table:style-name="Default"/>
          <table:table-cell table:style-name="ce7" office:value-type="string" table:number-columns-spanned="6" table:number-rows-spanned="1">
            <text:p>20k connections @10k req/s</text:p>
          </table:table-cell>
          <table:covered-table-cell table:style-name="ce20"/>
          <table:covered-table-cell table:number-columns-repeated="4" table:style-name="Default"/>
          <table:table-cell table:style-name="Default" table:number-columns-repeated="1012"/>
        </table:table-row>
        <table:table-row table:style-name="ro1">
          <table:table-cell table:style-name="ce1" office:value-type="string" table:number-columns-spanned="2" table:number-rows-spanned="1">
            <text:p>Erlang version</text:p>
          </table:table-cell>
          <table:covered-table-cell table:style-name="ce1"/>
          <table:table-cell table:style-name="ce8" office:value-type="string" table:number-columns-spanned="4" table:number-rows-spanned="1">
            <text:p>R15B02</text:p>
          </table:table-cell>
          <table:covered-table-cell table:number-columns-repeated="3" table:style-name="ce1"/>
          <table:table-cell table:style-name="ce8" office:value-type="string" table:number-columns-spanned="2" table:number-rows-spanned="1">
            <text:p>R15B01</text:p>
          </table:table-cell>
          <table:covered-table-cell table:style-name="ce1"/>
          <table:table-cell table:style-name="ce8" office:value-type="string" table:number-columns-spanned="4" table:number-rows-spanned="1">
            <text:p>R15B02</text:p>
          </table:table-cell>
          <table:covered-table-cell table:number-columns-repeated="3" table:style-name="ce1"/>
          <table:table-cell table:style-name="Default" table:number-columns-repeated="1012"/>
        </table:table-row>
        <table:table-row table:style-name="ro1">
          <table:table-cell table:style-name="ce1" office:value-type="string" table:number-columns-spanned="2" table:number-rows-spanned="1">
            <text:p>CloudI version</text:p>
          </table:table-cell>
          <table:covered-table-cell table:style-name="ce1"/>
          <table:table-cell table:style-name="ce9" office:value-type="string" table:number-columns-spanned="4" table:number-rows-spanned="1">
            <text:p>1.1.0</text:p>
          </table:table-cell>
          <table:covered-table-cell table:number-columns-repeated="3" table:style-name="ce1"/>
          <table:table-cell table:style-name="ce9" office:value-type="string" table:number-columns-spanned="2" table:number-rows-spanned="1">
            <text:p>1.0.0</text:p>
          </table:table-cell>
          <table:covered-table-cell table:style-name="ce21"/>
          <table:table-cell table:style-name="ce9" office:value-type="string" table:number-columns-spanned="4" table:number-rows-spanned="1">
            <text:p>1.1.0</text:p>
          </table:table-cell>
          <table:covered-table-cell table:number-columns-repeated="3" table:style-name="ce1"/>
          <table:table-cell table:style-name="Default" table:number-columns-repeated="1012"/>
        </table:table-row>
        <table:table-row table:style-name="ro1">
          <table:table-cell table:style-name="ce2" office:value-type="string" table:number-columns-spanned="2" table:number-rows-spanned="1">
            <text:p>HTTP server</text:p>
          </table:table-cell>
          <table:covered-table-cell table:style-name="ce6"/>
          <table:table-cell table:style-name="ce6" office:value-type="string">
            <text:p>misultin</text:p>
          </table:table-cell>
          <table:table-cell table:style-name="ce6" office:value-type="string">
            <text:p>cowboy</text:p>
          </table:table-cell>
          <table:table-cell table:style-name="ce13" office:value-type="string">
            <text:p>delta</text:p>
          </table:table-cell>
          <table:table-cell table:style-name="ce6" office:value-type="string">
            <text:p>improved</text:p>
          </table:table-cell>
          <table:table-cell table:style-name="ce6" office:value-type="string">
            <text:p>misultin</text:p>
          </table:table-cell>
          <table:table-cell table:style-name="ce6" office:value-type="string">
            <text:p>change</text:p>
          </table:table-cell>
          <table:table-cell table:style-name="ce6" office:value-type="string">
            <text:p>misultin</text:p>
          </table:table-cell>
          <table:table-cell table:style-name="ce6" office:value-type="string">
            <text:p>cowboy</text:p>
          </table:table-cell>
          <table:table-cell table:style-name="ce13" office:value-type="string">
            <text:p>delta</text:p>
          </table:table-cell>
          <table:table-cell table:style-name="ce6" office:value-type="string">
            <text:p>improved</text:p>
          </table:table-cell>
          <table:table-cell table:style-name="Default" table:number-columns-repeated="1012"/>
        </table:table-row>
        <table:table-row table:style-name="ro1">
          <table:table-cell table:style-name="ce26" office:value-type="string" table:number-columns-spanned="1" table:number-rows-spanned="6">
            <text:p>CPU</text:p>
            <text:p>(highest 10 second mean)</text:p>
          </table:table-cell>
          <table:table-cell office:value-type="string">
            <text:p>erlang</text:p>
          </table:table-cell>
          <table:table-cell office:value-type="percentage" office:value="0.7021">
            <text:p>70.21%</text:p>
          </table:table-cell>
          <table:table-cell office:value-type="percentage" office:value="0.663">
            <text:p>66.30%</text:p>
          </table:table-cell>
          <table:table-cell table:formula="of:=[.D5]-[.C5]" office:value-type="percentage" office:value="-0.0390999999999999">
            <text:p>-3.91%</text:p>
          </table:table-cell>
          <table:table-cell table:formula="of:=[.C5]/[.D5]-1" office:value-type="percentage" office:value="0.0589743589743588">
            <text:p>5.90%</text:p>
          </table:table-cell>
          <table:table-cell table:style-name="ce16" office:value-type="percentage" office:value="0.6229">
            <text:p>62.29%</text:p>
          </table:table-cell>
          <table:table-cell table:formula="of:=([.I5]-[.G5])/[.I5]" office:value-type="percentage" office:value="0.0297507788161994">
            <text:p>2.98%</text:p>
          </table:table-cell>
          <table:table-cell office:value-type="percentage" office:value="0.642">
            <text:p>64.20%</text:p>
          </table:table-cell>
          <table:table-cell office:value-type="percentage" office:value="0.6217">
            <text:p>62.17%</text:p>
          </table:table-cell>
          <table:table-cell table:formula="of:=[.J5]-[.I5]" office:value-type="percentage" office:value="-0.0203">
            <text:p>-2.03%</text:p>
          </table:table-cell>
          <table:table-cell table:formula="of:=[.I5]/[.J5]-1" office:value-type="percentage" office:value="0.0326524046967991">
            <text:p>3.27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</text:p>
          </table:table-cell>
          <table:table-cell office:value-type="percentage" office:value="0.8268">
            <text:p>82.68%</text:p>
          </table:table-cell>
          <table:table-cell office:value-type="percentage" office:value="0.8259">
            <text:p>82.59%</text:p>
          </table:table-cell>
          <table:table-cell table:formula="of:=[.D6]-[.C6]" office:value-type="percentage" office:value="-0.000900000000000012">
            <text:p>-0.09%</text:p>
          </table:table-cell>
          <table:table-cell table:formula="of:=[.C6]/[.D6]-1" office:value-type="percentage" office:value="0.00108972030512167">
            <text:p>0.11%</text:p>
          </table:table-cell>
          <table:table-cell table:style-name="ce16" office:value-type="percentage" office:value="0.7793">
            <text:p>77.93%</text:p>
          </table:table-cell>
          <table:table-cell table:formula="of:=([.I6]-[.G6])/[.I6]" office:value-type="percentage" office:value="0.0581339134638627">
            <text:p>5.81%</text:p>
          </table:table-cell>
          <table:table-cell office:value-type="percentage" office:value="0.8274">
            <text:p>82.74%</text:p>
          </table:table-cell>
          <table:table-cell office:value-type="percentage" office:value="0.7868">
            <text:p>78.68%</text:p>
          </table:table-cell>
          <table:table-cell table:formula="of:=[.J6]-[.I6]" office:value-type="percentage" office:value="-0.0406">
            <text:p>-4.06%</text:p>
          </table:table-cell>
          <table:table-cell table:formula="of:=[.I6]/[.J6]-1" office:value-type="percentage" office:value="0.0516014234875444">
            <text:p>5.16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java</text:p>
          </table:table-cell>
          <table:table-cell office:value-type="percentage" office:value="0.8298">
            <text:p>82.98%</text:p>
          </table:table-cell>
          <table:table-cell office:value-type="percentage" office:value="0.8072">
            <text:p>80.72%</text:p>
          </table:table-cell>
          <table:table-cell table:formula="of:=[.D7]-[.C7]" office:value-type="percentage" office:value="-0.0226000000000001">
            <text:p>-2.26%</text:p>
          </table:table-cell>
          <table:table-cell table:formula="of:=[.C7]/[.D7]-1" office:value-type="percentage" office:value="0.027998017839445">
            <text:p>2.80%</text:p>
          </table:table-cell>
          <table:table-cell table:style-name="ce16" office:value-type="percentage" office:value="0.8193">
            <text:p>81.93%</text:p>
          </table:table-cell>
          <table:table-cell table:formula="of:=([.I7]-[.G7])/[.I7]" office:value-type="percentage" office:value="0.0299550082879469">
            <text:p>3.00%</text:p>
          </table:table-cell>
          <table:table-cell office:value-type="percentage" office:value="0.8446">
            <text:p>84.46%</text:p>
          </table:table-cell>
          <table:table-cell office:value-type="percentage" office:value="0.801">
            <text:p>80.10%</text:p>
          </table:table-cell>
          <table:table-cell table:formula="of:=[.J7]-[.I7]" office:value-type="percentage" office:value="-0.0436">
            <text:p>-4.36%</text:p>
          </table:table-cell>
          <table:table-cell table:formula="of:=[.I7]/[.J7]-1" office:value-type="percentage" office:value="0.0544319600499374">
            <text:p>5.44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python_c</text:p>
          </table:table-cell>
          <table:table-cell office:value-type="percentage" office:value="0.8297">
            <text:p>82.97%</text:p>
          </table:table-cell>
          <table:table-cell office:value-type="percentage" office:value="0.7989">
            <text:p>79.89%</text:p>
          </table:table-cell>
          <table:table-cell table:formula="of:=[.D8]-[.C8]" office:value-type="percentage" office:value="-0.0307999999999999">
            <text:p>-3.08%</text:p>
          </table:table-cell>
          <table:table-cell table:formula="of:=[.C8]/[.D8]-1" office:value-type="percentage" office:value="0.0385530103892853">
            <text:p>3.86%</text:p>
          </table:table-cell>
          <table:table-cell table:style-name="ce25" office:value-type="string">
            <text:p>n/a</text:p>
          </table:table-cell>
          <table:table-cell table:style-name="ce22" office:value-type="string">
            <text:p>n/a</text:p>
          </table:table-cell>
          <table:table-cell office:value-type="percentage" office:value="0.835">
            <text:p>83.50%</text:p>
          </table:table-cell>
          <table:table-cell office:value-type="percentage" office:value="0.7997">
            <text:p>79.97%</text:p>
          </table:table-cell>
          <table:table-cell table:formula="of:=[.J8]-[.I8]" office:value-type="percentage" office:value="-0.0353">
            <text:p>-3.53%</text:p>
          </table:table-cell>
          <table:table-cell table:formula="of:=[.I8]/[.J8]-1" office:value-type="percentage" office:value="0.0441415530824059">
            <text:p>4.41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python</text:p>
          </table:table-cell>
          <table:table-cell office:value-type="percentage" office:value="0.5508">
            <text:p>55.08%</text:p>
          </table:table-cell>
          <table:table-cell office:value-type="percentage" office:value="0.538">
            <text:p>53.80%</text:p>
          </table:table-cell>
          <table:table-cell table:formula="of:=[.D9]-[.C9]" office:value-type="percentage" office:value="-0.0128">
            <text:p>-1.28%</text:p>
          </table:table-cell>
          <table:table-cell table:formula="of:=[.C9]/[.D9]-1" office:value-type="percentage" office:value="0.0237918215613384">
            <text:p>2.38%</text:p>
          </table:table-cell>
          <table:table-cell table:style-name="ce28" office:value-type="percentage" office:value="0.5699">
            <text:p>56.99%</text:p>
          </table:table-cell>
          <table:table-cell table:formula="of:=([.I9]-[.G9])/[.I9]" office:value-type="percentage" office:value="-0.0324275362318841">
            <text:p>-3.24%</text:p>
          </table:table-cell>
          <table:table-cell office:value-type="percentage" office:value="0.552">
            <text:p>55.20%</text:p>
          </table:table-cell>
          <table:table-cell office:value-type="percentage" office:value="0.5283">
            <text:p>52.83%</text:p>
          </table:table-cell>
          <table:table-cell table:formula="of:=[.J9]-[.I9]" office:value-type="percentage" office:value="-0.0237000000000001">
            <text:p>-2.37%</text:p>
          </table:table-cell>
          <table:table-cell table:formula="of:=[.I9]/[.J9]-1" office:value-type="percentage" office:value="0.0448608745031234">
            <text:p>4.49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ruby</text:p>
          </table:table-cell>
          <table:table-cell office:value-type="percentage" office:value="0.529">
            <text:p>52.90%</text:p>
          </table:table-cell>
          <table:table-cell office:value-type="percentage" office:value="0.5341">
            <text:p>53.41%</text:p>
          </table:table-cell>
          <table:table-cell table:formula="of:=[.D10]-[.C10]" office:value-type="percentage" office:value="0.00509999999999999">
            <text:p>0.51%</text:p>
          </table:table-cell>
          <table:table-cell table:formula="of:=[.C10]/[.D10]-1" office:value-type="percentage" office:value="-0.00954877363789552">
            <text:p>-0.95%</text:p>
          </table:table-cell>
          <table:table-cell table:style-name="ce16" office:value-type="percentage" office:value="0.5568">
            <text:p>55.68%</text:p>
          </table:table-cell>
          <table:table-cell table:formula="of:=([.I10]-[.G10])/[.I10]" office:value-type="percentage" office:value="-0.0567470108179921">
            <text:p>-5.67%</text:p>
          </table:table-cell>
          <table:table-cell office:value-type="percentage" office:value="0.5269">
            <text:p>52.69%</text:p>
          </table:table-cell>
          <table:table-cell office:value-type="percentage" office:value="0.5463">
            <text:p>54.63%</text:p>
          </table:table-cell>
          <table:table-cell table:formula="of:=[.J10]-[.I10]" office:value-type="percentage" office:value="0.0194">
            <text:p>1.94%</text:p>
          </table:table-cell>
          <table:table-cell table:formula="of:=[.I10]/[.J10]-1" office:value-type="percentage" office:value="-0.0355116236500091">
            <text:p>-3.55%</text:p>
          </table:table-cell>
          <table:table-cell table:number-columns-repeated="1012"/>
        </table:table-row>
        <table:table-row table:style-name="ro1">
          <table:table-cell table:style-name="ce26" office:value-type="string" table:number-columns-spanned="1" table:number-rows-spanned="6">
            <text:p>Memory</text:p>
            <text:p>(largest 10 second mean difference, in MB)</text:p>
          </table:table-cell>
          <table:table-cell office:value-type="string">
            <text:p>erlang</text:p>
          </table:table-cell>
          <table:table-cell table:style-name="ce15" table:formula="of:=6353.38-4374.7" office:value-type="float" office:value="1978.68">
            <text:p>1978.7</text:p>
          </table:table-cell>
          <table:table-cell table:style-name="ce15" table:formula="of:=6369.09-4437.26" office:value-type="float" office:value="1931.83">
            <text:p>1931.8</text:p>
          </table:table-cell>
          <table:table-cell table:style-name="ce15" table:formula="of:=[.D11]-[.C11]" office:value-type="float" office:value="-46.8500000000004">
            <text:p>-46.9</text:p>
          </table:table-cell>
          <table:table-cell table:formula="of:=[.C11]/[.D11]-1" office:value-type="percentage" office:value="0.0242516163430531">
            <text:p>2.43%</text:p>
          </table:table-cell>
          <table:table-cell table:style-name="ce15" table:formula="of:=7576.48-6622.6" office:value-type="float" office:value="953.879999999999">
            <text:p>953.9</text:p>
          </table:table-cell>
          <table:table-cell table:formula="of:=([.I11]-[.G11])/[.I11]" office:value-type="percentage" office:value="-0.00420048637210506">
            <text:p>-0.42%</text:p>
          </table:table-cell>
          <table:table-cell table:style-name="ce15" table:formula="of:=6396.56-5446.67" office:value-type="float" office:value="949.89">
            <text:p>949.9</text:p>
          </table:table-cell>
          <table:table-cell table:style-name="ce15" table:formula="of:=6392.73-5560.66" office:value-type="float" office:value="832.07">
            <text:p>832.1</text:p>
          </table:table-cell>
          <table:table-cell table:style-name="ce15" table:formula="of:=[.J11]-[.I11]" office:value-type="float" office:value="-117.820000000001">
            <text:p>-117.8</text:p>
          </table:table-cell>
          <table:table-cell table:formula="of:=[.I11]/[.J11]-1" office:value-type="percentage" office:value="0.141598663573979">
            <text:p>14.16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</text:p>
          </table:table-cell>
          <table:table-cell table:style-name="ce15" table:formula="of:=6356.36-3974.36" office:value-type="float" office:value="2382">
            <text:p>2382.0</text:p>
          </table:table-cell>
          <table:table-cell table:style-name="ce15" table:formula="of:=6372.78-4646.74" office:value-type="float" office:value="1726.04">
            <text:p>1726.0</text:p>
          </table:table-cell>
          <table:table-cell table:style-name="ce15" table:formula="of:=[.D12]-[.C12]" office:value-type="float" office:value="-655.96">
            <text:p>-656.0</text:p>
          </table:table-cell>
          <table:table-cell table:formula="of:=[.C12]/[.D12]-1" office:value-type="percentage" office:value="0.380037542583022">
            <text:p>38.00%</text:p>
          </table:table-cell>
          <table:table-cell table:style-name="ce15" table:formula="of:=7577.71-6526.47" office:value-type="float" office:value="1051.24">
            <text:p>1051.2</text:p>
          </table:table-cell>
          <table:table-cell table:formula="of:=([.I12]-[.G12])/[.I12]" office:value-type="percentage" office:value="0.115274236035718">
            <text:p>11.53%</text:p>
          </table:table-cell>
          <table:table-cell table:style-name="ce15" table:formula="of:=6399.91-5211.7" office:value-type="float" office:value="1188.21">
            <text:p>1188.2</text:p>
          </table:table-cell>
          <table:table-cell table:style-name="ce15" table:formula="of:=6395.45-5557.52" office:value-type="float" office:value="837.929999999999">
            <text:p>837.9</text:p>
          </table:table-cell>
          <table:table-cell table:style-name="ce15" table:formula="of:=[.J12]-[.I12]" office:value-type="float" office:value="-350.280000000001">
            <text:p>-350.3</text:p>
          </table:table-cell>
          <table:table-cell table:formula="of:=[.I12]/[.J12]-1" office:value-type="percentage" office:value="0.41803014571623">
            <text:p>41.80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java</text:p>
          </table:table-cell>
          <table:table-cell table:style-name="ce15" table:formula="of:=6355.37-4235.5" office:value-type="float" office:value="2119.87">
            <text:p>2119.9</text:p>
          </table:table-cell>
          <table:table-cell table:style-name="ce15" table:formula="of:=6366.15-4664" office:value-type="float" office:value="1702.15">
            <text:p>1702.2</text:p>
          </table:table-cell>
          <table:table-cell table:style-name="ce15" table:formula="of:=[.D13]-[.C13]" office:value-type="float" office:value="-417.72">
            <text:p>-417.7</text:p>
          </table:table-cell>
          <table:table-cell table:formula="of:=[.C13]/[.D13]-1" office:value-type="percentage" office:value="0.245407279029463">
            <text:p>24.54%</text:p>
          </table:table-cell>
          <table:table-cell table:style-name="ce15" table:formula="of:=7537.38-6544.9" office:value-type="float" office:value="992.480000000001">
            <text:p>992.5</text:p>
          </table:table-cell>
          <table:table-cell table:formula="of:=([.I13]-[.G13])/[.I13]" office:value-type="percentage" office:value="0.055068931373295">
            <text:p>5.51%</text:p>
          </table:table-cell>
          <table:table-cell table:style-name="ce15" table:formula="of:=6394.62-5344.3" office:value-type="float" office:value="1050.32">
            <text:p>1050.3</text:p>
          </table:table-cell>
          <table:table-cell table:style-name="ce15" table:formula="of:=6393.14-5485.66" office:value-type="float" office:value="907.480000000001">
            <text:p>907.5</text:p>
          </table:table-cell>
          <table:table-cell table:style-name="ce15" table:formula="of:=[.J13]-[.I13]" office:value-type="float" office:value="-142.839999999999">
            <text:p>-142.8</text:p>
          </table:table-cell>
          <table:table-cell table:formula="of:=[.I13]/[.J13]-1" office:value-type="percentage" office:value="0.157402917970643">
            <text:p>15.74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python_c</text:p>
          </table:table-cell>
          <table:table-cell table:style-name="ce15" table:formula="of:=6354.1-3922.43" office:value-type="float" office:value="2431.67">
            <text:p>2431.7</text:p>
          </table:table-cell>
          <table:table-cell table:style-name="ce15" table:formula="of:=6369.1-4522.69" office:value-type="float" office:value="1846.41">
            <text:p>1846.4</text:p>
          </table:table-cell>
          <table:table-cell table:style-name="ce15" table:formula="of:=[.D14]-[.C14]" office:value-type="float" office:value="-585.26">
            <text:p>-585.3</text:p>
          </table:table-cell>
          <table:table-cell table:formula="of:=[.C14]/[.D14]-1" office:value-type="percentage" office:value="0.316971853488661">
            <text:p>31.70%</text:p>
          </table:table-cell>
          <table:table-cell table:style-name="ce29" office:value-type="string">
            <text:p>n/a</text:p>
          </table:table-cell>
          <table:table-cell table:style-name="ce22" office:value-type="string">
            <text:p>n/a</text:p>
          </table:table-cell>
          <table:table-cell table:style-name="ce15" table:formula="of:=6394.64-5137.69" office:value-type="float" office:value="1256.95">
            <text:p>1257.0</text:p>
          </table:table-cell>
          <table:table-cell table:style-name="ce15" table:formula="of:=6394.32-5468.89" office:value-type="float" office:value="925.429999999999">
            <text:p>925.4</text:p>
          </table:table-cell>
          <table:table-cell table:style-name="ce15" table:formula="of:=[.J14]-[.I14]" office:value-type="float" office:value="-331.520000000001">
            <text:p>-331.5</text:p>
          </table:table-cell>
          <table:table-cell table:formula="of:=[.I14]/[.J14]-1" office:value-type="percentage" office:value="0.358233469846452">
            <text:p>35.82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python</text:p>
          </table:table-cell>
          <table:table-cell table:style-name="ce15" table:formula="of:=6349.6-3881.28" office:value-type="float" office:value="2468.32">
            <text:p>2468.3</text:p>
          </table:table-cell>
          <table:table-cell table:style-name="ce15" table:formula="of:=6367.97-3919.62" office:value-type="float" office:value="2448.35">
            <text:p>2448.4</text:p>
          </table:table-cell>
          <table:table-cell table:style-name="ce15" table:formula="of:=[.D15]-[.C15]" office:value-type="float" office:value="-19.9699999999998">
            <text:p>-20.0</text:p>
          </table:table-cell>
          <table:table-cell table:formula="of:=[.C15]/[.D15]-1" office:value-type="percentage" office:value="0.00815651357036362">
            <text:p>0.82%</text:p>
          </table:table-cell>
          <table:table-cell table:style-name="ce30" table:formula="of:=7549.21-6382.57" office:value-type="float" office:value="1166.64">
            <text:p>1166.6</text:p>
          </table:table-cell>
          <table:table-cell table:formula="of:=([.I15]-[.G15])/[.I15]" office:value-type="percentage" office:value="0.0866144198172659">
            <text:p>8.66%</text:p>
          </table:table-cell>
          <table:table-cell table:style-name="ce15" table:formula="of:=6395.48-5118.21" office:value-type="float" office:value="1277.27">
            <text:p>1277.3</text:p>
          </table:table-cell>
          <table:table-cell table:style-name="ce15" table:formula="of:=6394.11-5308.66" office:value-type="float" office:value="1085.45">
            <text:p>1085.5</text:p>
          </table:table-cell>
          <table:table-cell table:style-name="ce15" table:formula="of:=[.J15]-[.I15]" office:value-type="float" office:value="-191.82">
            <text:p>-191.8</text:p>
          </table:table-cell>
          <table:table-cell table:formula="of:=[.I15]/[.J15]-1" office:value-type="percentage" office:value="0.176719332995532">
            <text:p>17.67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ruby</text:p>
          </table:table-cell>
          <table:table-cell table:style-name="ce15" table:formula="of:=6350.31-4034.68" office:value-type="float" office:value="2315.63">
            <text:p>2315.6</text:p>
          </table:table-cell>
          <table:table-cell table:style-name="ce15" table:formula="of:=6367.04-4456.56" office:value-type="float" office:value="1910.48">
            <text:p>1910.5</text:p>
          </table:table-cell>
          <table:table-cell table:style-name="ce15" table:formula="of:=[.D16]-[.C16]" office:value-type="float" office:value="-405.150000000001">
            <text:p>-405.2</text:p>
          </table:table-cell>
          <table:table-cell table:formula="of:=[.C16]/[.D16]-1" office:value-type="percentage" office:value="0.212067124492275">
            <text:p>21.21%</text:p>
          </table:table-cell>
          <table:table-cell table:style-name="ce15" table:formula="of:=7548.23-6487.23" office:value-type="float" office:value="1061">
            <text:p>1061.0</text:p>
          </table:table-cell>
          <table:table-cell table:formula="of:=([.I16]-[.G16])/[.I16]" office:value-type="percentage" office:value="0.10032900315436">
            <text:p>10.03%</text:p>
          </table:table-cell>
          <table:table-cell table:style-name="ce15" table:formula="of:=6397-5217.68" office:value-type="float" office:value="1179.32">
            <text:p>1179.3</text:p>
          </table:table-cell>
          <table:table-cell table:style-name="ce15" table:formula="of:=6393.59-5374.74" office:value-type="float" office:value="1018.85">
            <text:p>1018.9</text:p>
          </table:table-cell>
          <table:table-cell table:style-name="ce15" table:formula="of:=[.J16]-[.I16]" office:value-type="float" office:value="-160.469999999999">
            <text:p>-160.5</text:p>
          </table:table-cell>
          <table:table-cell table:formula="of:=[.I16]/[.J16]-1" office:value-type="percentage" office:value="0.157501104186091">
            <text:p>15.75%</text:p>
          </table:table-cell>
          <table:table-cell table:number-columns-repeated="1012"/>
        </table:table-row>
        <table:table-row table:style-name="ro1">
          <table:table-cell table:style-name="ce26" office:value-type="string" table:number-columns-spanned="1" table:number-rows-spanned="6">
            <text:p>Load Average</text:p>
            <text:p>(highest 10 second mean)</text:p>
          </table:table-cell>
          <table:table-cell office:value-type="string">
            <text:p>erlang</text:p>
          </table:table-cell>
          <table:table-cell table:style-name="ce27" office:value-type="float" office:value="6.64">
            <text:p>6.64</text:p>
          </table:table-cell>
          <table:table-cell table:style-name="ce27" office:value-type="float" office:value="6.71">
            <text:p>6.71</text:p>
          </table:table-cell>
          <table:table-cell table:style-name="ce27" table:formula="of:=[.D17]-[.C17]" office:value-type="float" office:value="0.0700000000000003">
            <text:p>0.07</text:p>
          </table:table-cell>
          <table:table-cell table:formula="of:=[.C17]/[.D17]-1" office:value-type="percentage" office:value="-0.0104321907600596">
            <text:p>-1.04%</text:p>
          </table:table-cell>
          <table:table-cell office:value-type="string">
            <text:p>n/a</text:p>
          </table:table-cell>
          <table:table-cell table:style-name="ce19" office:value-type="string">
            <text:p>n/a</text:p>
          </table:table-cell>
          <table:table-cell table:style-name="ce27" office:value-type="float" office:value="6.44">
            <text:p>6.44</text:p>
          </table:table-cell>
          <table:table-cell table:style-name="ce27" office:value-type="float" office:value="6.31">
            <text:p>6.31</text:p>
          </table:table-cell>
          <table:table-cell table:style-name="ce27" table:formula="of:=[.J17]-[.I17]" office:value-type="float" office:value="-0.130000000000001">
            <text:p>-0.13</text:p>
          </table:table-cell>
          <table:table-cell table:formula="of:=[.I17]/[.J17]-1" office:value-type="percentage" office:value="0.0206022187004755">
            <text:p>2.06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</text:p>
          </table:table-cell>
          <table:table-cell table:style-name="ce27" office:value-type="float" office:value="8.16">
            <text:p>8.16</text:p>
          </table:table-cell>
          <table:table-cell table:style-name="ce27" office:value-type="float" office:value="7.91">
            <text:p>7.91</text:p>
          </table:table-cell>
          <table:table-cell table:style-name="ce27" table:formula="of:=[.D18]-[.C18]" office:value-type="float" office:value="-0.25">
            <text:p>-0.25</text:p>
          </table:table-cell>
          <table:table-cell table:formula="of:=[.C18]/[.D18]-1" office:value-type="percentage" office:value="0.0316055625790139">
            <text:p>3.16%</text:p>
          </table:table-cell>
          <table:table-cell office:value-type="string">
            <text:p>n/a</text:p>
          </table:table-cell>
          <table:table-cell table:style-name="ce19" office:value-type="string">
            <text:p>n/a</text:p>
          </table:table-cell>
          <table:table-cell table:style-name="ce27" office:value-type="float" office:value="8.15">
            <text:p>8.15</text:p>
          </table:table-cell>
          <table:table-cell table:style-name="ce27" office:value-type="float" office:value="7.67">
            <text:p>7.67</text:p>
          </table:table-cell>
          <table:table-cell table:style-name="ce27" table:formula="of:=[.J18]-[.I18]" office:value-type="float" office:value="-0.48">
            <text:p>-0.48</text:p>
          </table:table-cell>
          <table:table-cell table:formula="of:=[.I18]/[.J18]-1" office:value-type="percentage" office:value="0.0625814863103">
            <text:p>6.26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java</text:p>
          </table:table-cell>
          <table:table-cell table:style-name="ce27" office:value-type="float" office:value="7.89">
            <text:p>7.89</text:p>
          </table:table-cell>
          <table:table-cell table:style-name="ce27" office:value-type="float" office:value="7.94">
            <text:p>7.94</text:p>
          </table:table-cell>
          <table:table-cell table:style-name="ce27" table:formula="of:=[.D19]-[.C19]" office:value-type="float" office:value="0.0500000000000007">
            <text:p>0.05</text:p>
          </table:table-cell>
          <table:table-cell table:formula="of:=[.C19]/[.D19]-1" office:value-type="percentage" office:value="-0.00629722921914366">
            <text:p>-0.63%</text:p>
          </table:table-cell>
          <table:table-cell office:value-type="string">
            <text:p>n/a</text:p>
          </table:table-cell>
          <table:table-cell table:style-name="ce19" office:value-type="string">
            <text:p>n/a</text:p>
          </table:table-cell>
          <table:table-cell table:style-name="ce27" office:value-type="float" office:value="8.29">
            <text:p>8.29</text:p>
          </table:table-cell>
          <table:table-cell table:style-name="ce27" office:value-type="float" office:value="8.06">
            <text:p>8.06</text:p>
          </table:table-cell>
          <table:table-cell table:style-name="ce27" table:formula="of:=[.J19]-[.I19]" office:value-type="float" office:value="-0.229999999999999">
            <text:p>-0.23</text:p>
          </table:table-cell>
          <table:table-cell table:formula="of:=[.I19]/[.J19]-1" office:value-type="percentage" office:value="0.0285359801488831">
            <text:p>2.85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python_c</text:p>
          </table:table-cell>
          <table:table-cell table:style-name="ce27" office:value-type="float" office:value="7.98">
            <text:p>7.98</text:p>
          </table:table-cell>
          <table:table-cell table:style-name="ce27" office:value-type="float" office:value="7.91">
            <text:p>7.91</text:p>
          </table:table-cell>
          <table:table-cell table:style-name="ce27" table:formula="of:=[.D20]-[.C20]" office:value-type="float" office:value="-0.0700000000000003">
            <text:p>-0.07</text:p>
          </table:table-cell>
          <table:table-cell table:formula="of:=[.C20]/[.D20]-1" office:value-type="percentage" office:value="0.00884955752212391">
            <text:p>0.88%</text:p>
          </table:table-cell>
          <table:table-cell office:value-type="string">
            <text:p>n/a</text:p>
          </table:table-cell>
          <table:table-cell table:style-name="ce19" office:value-type="string">
            <text:p>n/a</text:p>
          </table:table-cell>
          <table:table-cell table:style-name="ce27" office:value-type="float" office:value="8.22">
            <text:p>8.22</text:p>
          </table:table-cell>
          <table:table-cell table:style-name="ce27" office:value-type="float" office:value="7.8">
            <text:p>7.80</text:p>
          </table:table-cell>
          <table:table-cell table:style-name="ce27" table:formula="of:=[.J20]-[.I20]" office:value-type="float" office:value="-0.420000000000001">
            <text:p>-0.42</text:p>
          </table:table-cell>
          <table:table-cell table:formula="of:=[.I20]/[.J20]-1" office:value-type="percentage" office:value="0.0538461538461539">
            <text:p>5.38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python</text:p>
          </table:table-cell>
          <table:table-cell table:style-name="ce27" office:value-type="float" office:value="6.44">
            <text:p>6.44</text:p>
          </table:table-cell>
          <table:table-cell table:style-name="ce27" office:value-type="float" office:value="6.07">
            <text:p>6.07</text:p>
          </table:table-cell>
          <table:table-cell table:style-name="ce27" table:formula="of:=[.D21]-[.C21]" office:value-type="float" office:value="-0.37">
            <text:p>-0.37</text:p>
          </table:table-cell>
          <table:table-cell table:formula="of:=[.C21]/[.D21]-1" office:value-type="percentage" office:value="0.0609555189456343">
            <text:p>6.10%</text:p>
          </table:table-cell>
          <table:table-cell office:value-type="string">
            <text:p>n/a</text:p>
          </table:table-cell>
          <table:table-cell table:style-name="ce19" office:value-type="string">
            <text:p>n/a</text:p>
          </table:table-cell>
          <table:table-cell table:style-name="ce27" office:value-type="float" office:value="6.63">
            <text:p>6.63</text:p>
          </table:table-cell>
          <table:table-cell table:style-name="ce27" office:value-type="float" office:value="6.05">
            <text:p>6.05</text:p>
          </table:table-cell>
          <table:table-cell table:style-name="ce27" table:formula="of:=[.J21]-[.I21]" office:value-type="float" office:value="-0.58">
            <text:p>-0.58</text:p>
          </table:table-cell>
          <table:table-cell table:formula="of:=[.I21]/[.J21]-1" office:value-type="percentage" office:value="0.0958677685950413">
            <text:p>9.59%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ruby</text:p>
          </table:table-cell>
          <table:table-cell table:style-name="ce27" office:value-type="float" office:value="5.79">
            <text:p>5.79</text:p>
          </table:table-cell>
          <table:table-cell table:style-name="ce27" office:value-type="float" office:value="6.05">
            <text:p>6.05</text:p>
          </table:table-cell>
          <table:table-cell table:style-name="ce27" table:formula="of:=[.D22]-[.C22]" office:value-type="float" office:value="0.26">
            <text:p>0.26</text:p>
          </table:table-cell>
          <table:table-cell table:formula="of:=[.C22]/[.D22]-1" office:value-type="percentage" office:value="-0.0429752066115702">
            <text:p>-4.30%</text:p>
          </table:table-cell>
          <table:table-cell office:value-type="string">
            <text:p>n/a</text:p>
          </table:table-cell>
          <table:table-cell table:style-name="ce19" office:value-type="string">
            <text:p>n/a</text:p>
          </table:table-cell>
          <table:table-cell table:style-name="ce27" office:value-type="float" office:value="6.25">
            <text:p>6.25</text:p>
          </table:table-cell>
          <table:table-cell table:style-name="ce27" office:value-type="float" office:value="5.72">
            <text:p>5.72</text:p>
          </table:table-cell>
          <table:table-cell table:style-name="ce27" table:formula="of:=[.J22]-[.I22]" office:value-type="float" office:value="-0.53">
            <text:p>-0.53</text:p>
          </table:table-cell>
          <table:table-cell table:formula="of:=[.I22]/[.J22]-1" office:value-type="percentage" office:value="0.0926573426573427">
            <text:p>9.27%</text:p>
          </table:table-cell>
          <table:table-cell table:number-columns-repeated="1012"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4:58:40</meta:creation-date>
    <dc:date>2012-11-02T20:25:13</dc:date>
    <meta:editing-duration>PT1H55M24S</meta:editing-duration>
    <meta:editing-cycles>19</meta:editing-cycles>
    <meta:generator>LibreOffice/3.5$Linux_X86_64 LibreOffice_project/350m1$Build-2</meta:generator>
    <meta:document-statistic meta:table-count="3" meta:cell-count="454" meta:object-count="0"/>
  </office:meta>
</office:document-meta>
</file>